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80000008BA9C4E95605209A3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pology = routerless;</text:p>
      <text:p text:style-name="Standard"/>
      <text:p text:style-name="Standard">use_space_while_stall = 1;</text:p>
      <text:p text:style-name="Standard"/>
      <text:p text:style-name="Standard">router = rlBeta;</text:p>
      <text:p text:style-name="Standard">extension_buffers = 2;</text:p>
      <text:p text:style-name="Standard"/>
      <text:p text:style-name="Standard">routing_function = min;</text:p>
      <text:p text:style-name="Standard">network_file = rlConfig4.txt;</text:p>
      <text:p text:style-name="Standard">traffic = uniform;</text:p>
      <text:p text:style-name="Standard"/>
      <text:p text:style-name="Standard">sample_period = 100000;</text:p>
      <text:p text:style-name="Standard">injection_rate = 0.24; </text:p>
      <text:p text:style-name="Standard"/>
      <text:p text:style-name="Standard">ejectors = 2;</text:p>
      <text:p text:style-name="Standard">buffer_policy = private;</text:p>
      <text:p text:style-name="Standard">routing_delay = 0;</text:p>
      <text:p text:style-name="Standard"/>
      <text:p text:style-name="Standard">packet_size = 5;</text:p>
      <text:p text:style-name="Standard">wait_for_tail_credit = 0; //must be set to false</text:p>
      <text:p text:style-name="Standard">num_vcs <text:s text:c="4"/>= 1;</text:p>
      <text:p text:style-name="Standard">vc_buf_size = 5;</text:p>
      <text:p text:style-name="Standard">small_buf_size = 1;</text:p>
      <text:p text:style-name="Standard">big_buf_size = 5; //big must equal to vc_buf_size</text:p>
      <text:p text:style-name="Standard">output_to_file = 1;</text:p>
      <text:p text:style-name="Standard">output_file_name = runs/rlBetaUniformOutput;</text:p>
      <text:p text:style-name="Standard"/>
      <text:p text:style-name="Standard">END Configuration File: examples/rl-tradeoffs/rlBetaUniform-runs/only-network-file/rlConfig4</text:p>
      <text:p text:style-name="Standard">The number of channels = 80</text:p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Ring Configur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------------------ [ Router-to-Node ] -------------------</text:p>
      <text:p text:style-name="Standard"><text:s/>--- 0 has BufState size = 2147483647</text:p>
      <text:p text:style-name="Standard">0 -to- 0</text:p>
      <text:p text:style-name="Standard"><text:s/>--- 1 has BufState size = 2147483647</text:p>
      <text:p text:style-name="Standard">1 -to- 1</text:p>
      <text:p text:style-name="Standard"><text:s/>--- 2 has BufState size = 2147483647</text:p>
      <text:p text:style-name="Standard">2 -to- 2</text:p>
      <text:p text:style-name="Standard"><text:s/>--- 3 has BufState size = 2147483647</text:p>
      <text:p text:style-name="Standard">3 -to- 3</text:p>
      <text:p text:style-name="Standard"><text:s/>--- 4 has BufState size = 2147483647</text:p>
      <text:p text:style-name="Standard">4 -to- 4</text:p>
      <text:p text:style-name="Standard"><text:s/>--- 5 has BufState size = 2147483647</text:p>
      <text:p text:style-name="Standard">5 -to- 5</text:p>
      <text:p text:style-name="Standard"><text:s/>--- 6 has BufState size = 2147483647</text:p>
      <text:p text:style-name="Standard">6 -to- 6</text:p>
      <text:p text:style-name="Standard"><text:soft-page-break/><text:s/>--- 7 has BufState size = 2147483647</text:p>
      <text:p text:style-name="Standard">7 -to- 7</text:p>
      <text:p text:style-name="Standard"><text:s/>--- 8 has BufState size = 2147483647</text:p>
      <text:p text:style-name="Standard">8 -to- 8</text:p>
      <text:p text:style-name="Standard"><text:s/>--- 9 has BufState size = 2147483647</text:p>
      <text:p text:style-name="Standard">9 -to- 9</text:p>
      <text:p text:style-name="Standard"><text:s/>--- 10 has BufState size = 2147483647</text:p>
      <text:p text:style-name="Standard">10 -to- 10</text:p>
      <text:p text:style-name="Standard"><text:s/>--- 11 has BufState size = 2147483647</text:p>
      <text:p text:style-name="Standard">11 -to- 11</text:p>
      <text:p text:style-name="Standard"><text:s/>--- 12 has BufState size = 2147483647</text:p>
      <text:p text:style-name="Standard">12 -to- 12</text:p>
      <text:p text:style-name="Standard"><text:s/>--- 13 has BufState size = 2147483647</text:p>
      <text:p text:style-name="Standard">13 -to- 13</text:p>
      <text:p text:style-name="Standard"><text:s/>--- 14 has BufState size = 2147483647</text:p>
      <text:p text:style-name="Standard">14 -to- 14</text:p>
      <text:p text:style-name="Standard"><text:s/>--- 15 has BufState size = 2147483647</text:p>
      <text:p text:style-name="Standard">15 -to- 15</text:p>
      <text:p text:style-name="Standard"/>
      <text:p text:style-name="Standard"/>
      <text:p text:style-name="Standard">------------------- [ Rings List ] --------------------</text:p>
      <text:p text:style-name="Standard"/>
      <text:p text:style-name="Standard"/>
      <text:p text:style-name="Standard">Ring ID = 1</text:p>
      <text:p text:style-name="Standard">Ring List = [0, 1, 5, 9, 13, 12, 8, 4 ]</text:p>
      <text:p text:style-name="Standard">Ring ID = 2</text:p>
      <text:p text:style-name="Standard">Ring List = [3, 7, 11, 15, 14, 10, 6, 2 ]</text:p>
      <text:p text:style-name="Standard">Ring ID = 3</text:p>
      <text:p text:style-name="Standard">Ring List = [0, 1, 2, 6, 10, 14, 13, 12, 8, 4 ]</text:p>
      <text:p text:style-name="Standard">Ring ID = 4</text:p>
      <text:p text:style-name="Standard">Ring List = [3, 7, 11, 15, 14, 13, 9, 5, 1, 2 ]</text:p>
      <text:p text:style-name="Standard">Ring ID = 5</text:p>
      <text:p text:style-name="Standard">Ring List = [0, 4, 8, 12, 13, 14, 15, 11, 7, 3, 2, 1 ]</text:p>
      <text:p text:style-name="Standard">Ring ID = 6</text:p>
      <text:p text:style-name="Standard">Ring List = [0, 1, 2, 3, 7, 6, 5, 4 ]</text:p>
      <text:p text:style-name="Standard">Ring ID = 7</text:p>
      <text:p text:style-name="Standard">Ring List = [4, 5, 6, 7, 11, 10, 9, 8 ]</text:p>
      <text:p text:style-name="Standard">Ring ID = 8</text:p>
      <text:p text:style-name="Standard">Ring List = [8, 9, 10, 11, 15, 14, 13, 12 ]</text:p>
      <text:p text:style-name="Standard">Ring ID = 9</text:p>
      <text:p text:style-name="Standard">Ring List = [5, 6, 10, 9 ]</text:p>
      <text:p text:style-name="Standard">Ring ID = 10</text:p>
      <text:p text:style-name="Standard">Ring List = [5, 9, 10, 6 ]</text:p>
      <text:p text:style-name="Standard">At router 0 = 0</text:p>
      <text:p text:style-name="Standard">input <text:s text:c="2"/>1 is a channel to 0 to 4 (Ring 1)</text:p>
      <text:p text:style-name="Standard">input <text:s text:c="2"/>2 is a channel to 0 to 4 (Ring 3)</text:p>
      <text:p text:style-name="Standard">input <text:s text:c="2"/>3 is a channel to 0 to 1 (Ring 5)</text:p>
      <text:p text:style-name="Standard">input <text:s text:c="2"/>4 is a channel to 0 to 4 (Ring 6)</text:p>
      <text:p text:style-name="Standard">Output <text:s/>1 is a channel from 0 to 1 (Ring 1)</text:p>
      <text:p text:style-name="Standard">Output <text:s/>2 is a channel from 0 to 1 (Ring 3)</text:p>
      <text:p text:style-name="Standard">Output <text:s/>3 is a channel from 0 to 4 (Ring 5)</text:p>
      <text:p text:style-name="Standard">Output <text:s/>4 is a channel from 0 to 1 (Ring 6)</text:p>
      <text:p text:style-name="Standard"><text:soft-page-break/>At router 1 = 1</text:p>
      <text:p text:style-name="Standard">input <text:s text:c="2"/>1 is a channel to 1 to 0 (Ring 1)</text:p>
      <text:p text:style-name="Standard">input <text:s text:c="2"/>2 is a channel to 1 to 0 (Ring 3)</text:p>
      <text:p text:style-name="Standard">input <text:s text:c="2"/>3 is a channel to 1 to 5 (Ring 4)</text:p>
      <text:p text:style-name="Standard">input <text:s text:c="2"/>4 is a channel to 1 to 2 (Ring 5)</text:p>
      <text:p text:style-name="Standard">input <text:s text:c="2"/>5 is a channel to 1 to 0 (Ring 6)</text:p>
      <text:p text:style-name="Standard">Output <text:s/>1 is a channel from 1 to 5 (Ring 1)</text:p>
      <text:p text:style-name="Standard">Output <text:s/>2 is a channel from 1 to 2 (Ring 3)</text:p>
      <text:p text:style-name="Standard">Output <text:s/>3 is a channel from 1 to 2 (Ring 4)</text:p>
      <text:p text:style-name="Standard">Output <text:s/>4 is a channel from 1 to 0 (Ring 5)</text:p>
      <text:p text:style-name="Standard">Output <text:s/>5 is a channel from 1 to 2 (Ring 6)</text:p>
      <text:p text:style-name="Standard">At router 2 = 2</text:p>
      <text:p text:style-name="Standard">input <text:s text:c="2"/>1 is a channel to 2 to 6 (Ring 2)</text:p>
      <text:p text:style-name="Standard">input <text:s text:c="2"/>2 is a channel to 2 to 1 (Ring 3)</text:p>
      <text:p text:style-name="Standard">input <text:s text:c="2"/>3 is a channel to 2 to 1 (Ring 4)</text:p>
      <text:p text:style-name="Standard">input <text:s text:c="2"/>4 is a channel to 2 to 3 (Ring 5)</text:p>
      <text:p text:style-name="Standard">input <text:s text:c="2"/>5 is a channel to 2 to 1 (Ring 6)</text:p>
      <text:p text:style-name="Standard">Output <text:s/>1 is a channel from 2 to 3 (Ring 2)</text:p>
      <text:p text:style-name="Standard">Output <text:s/>2 is a channel from 2 to 6 (Ring 3)</text:p>
      <text:p text:style-name="Standard">Output <text:s/>3 is a channel from 2 to 3 (Ring 4)</text:p>
      <text:p text:style-name="Standard">Output <text:s/>4 is a channel from 2 to 1 (Ring 5)</text:p>
      <text:p text:style-name="Standard">Output <text:s/>5 is a channel from 2 to 3 (Ring 6)</text:p>
      <text:p text:style-name="Standard">At router 3 = 3</text:p>
      <text:p text:style-name="Standard">input <text:s text:c="2"/>1 is a channel to 3 to 2 (Ring 2)</text:p>
      <text:p text:style-name="Standard">input <text:s text:c="2"/>2 is a channel to 3 to 2 (Ring 4)</text:p>
      <text:p text:style-name="Standard">input <text:s text:c="2"/>3 is a channel to 3 to 7 (Ring 5)</text:p>
      <text:p text:style-name="Standard">input <text:s text:c="2"/>4 is a channel to 3 to 2 (Ring 6)</text:p>
      <text:p text:style-name="Standard">Output <text:s/>1 is a channel from 3 to 7 (Ring 2)</text:p>
      <text:p text:style-name="Standard">Output <text:s/>2 is a channel from 3 to 7 (Ring 4)</text:p>
      <text:p text:style-name="Standard">Output <text:s/>3 is a channel from 3 to 2 (Ring 5)</text:p>
      <text:p text:style-name="Standard">Output <text:s/>4 is a channel from 3 to 7 (Ring 6)</text:p>
      <text:p text:style-name="Standard">At router 4 = 4</text:p>
      <text:p text:style-name="Standard">input <text:s text:c="2"/>1 is a channel to 4 to 8 (Ring 1)</text:p>
      <text:p text:style-name="Standard">input <text:s text:c="2"/>2 is a channel to 4 to 8 (Ring 3)</text:p>
      <text:p text:style-name="Standard">input <text:s text:c="2"/>3 is a channel to 4 to 0 (Ring 5)</text:p>
      <text:p text:style-name="Standard">input <text:s text:c="2"/>4 is a channel to 4 to 5 (Ring 6)</text:p>
      <text:p text:style-name="Standard">input <text:s text:c="2"/>5 is a channel to 4 to 8 (Ring 7)</text:p>
      <text:p text:style-name="Standard">Output <text:s/>1 is a channel from 4 to 0 (Ring 1)</text:p>
      <text:p text:style-name="Standard">Output <text:s/>2 is a channel from 4 to 0 (Ring 3)</text:p>
      <text:p text:style-name="Standard">Output <text:s/>3 is a channel from 4 to 8 (Ring 5)</text:p>
      <text:p text:style-name="Standard">Output <text:s/>4 is a channel from 4 to 0 (Ring 6)</text:p>
      <text:p text:style-name="Standard">Output <text:s/>5 is a channel from 4 to 5 (Ring 7)</text:p>
      <text:p text:style-name="Standard">At router 5 = 5</text:p>
      <text:p text:style-name="Standard">input <text:s text:c="2"/>1 is a channel to 5 to 1 (Ring 1)</text:p>
      <text:p text:style-name="Standard">input <text:s text:c="2"/>2 is a channel to 5 to 9 (Ring 4)</text:p>
      <text:p text:style-name="Standard">input <text:s text:c="2"/>3 is a channel to 5 to 6 (Ring 6)</text:p>
      <text:p text:style-name="Standard">input <text:s text:c="2"/>4 is a channel to 5 to 4 (Ring 7)</text:p>
      <text:p text:style-name="Standard">input <text:s text:c="2"/>5 is a channel to 5 to 9 (Ring 9)</text:p>
      <text:p text:style-name="Standard">input <text:s text:c="2"/>6 is a channel to 5 to 6 (Ring 10)</text:p>
      <text:p text:style-name="Standard">Output <text:s/>1 is a channel from 5 to 9 (Ring 1)</text:p>
      <text:p text:style-name="Standard">Output <text:s/>2 is a channel from 5 to 1 (Ring 4)</text:p>
      <text:p text:style-name="Standard">Output <text:s/>3 is a channel from 5 to 4 (Ring 6)</text:p>
      <text:p text:style-name="Standard"><text:soft-page-break/>Output <text:s/>4 is a channel from 5 to 6 (Ring 7)</text:p>
      <text:p text:style-name="Standard">Output <text:s/>5 is a channel from 5 to 6 (Ring 9)</text:p>
      <text:p text:style-name="Standard">Output <text:s/>6 is a channel from 5 to 9 (Ring 10)</text:p>
      <text:p text:style-name="Standard">At router 6 = 6</text:p>
      <text:p text:style-name="Standard">input <text:s text:c="2"/>1 is a channel to 6 to 10 (Ring 2)</text:p>
      <text:p text:style-name="Standard">input <text:s text:c="2"/>2 is a channel to 6 to 2 (Ring 3)</text:p>
      <text:p text:style-name="Standard">input <text:s text:c="2"/>3 is a channel to 6 to 7 (Ring 6)</text:p>
      <text:p text:style-name="Standard">input <text:s text:c="2"/>4 is a channel to 6 to 5 (Ring 7)</text:p>
      <text:p text:style-name="Standard">input <text:s text:c="2"/>5 is a channel to 6 to 5 (Ring 9)</text:p>
      <text:p text:style-name="Standard">input <text:s text:c="2"/>6 is a channel to 6 to 10 (Ring 10)</text:p>
      <text:p text:style-name="Standard">Output <text:s/>1 is a channel from 6 to 2 (Ring 2)</text:p>
      <text:p text:style-name="Standard">Output <text:s/>2 is a channel from 6 to 10 (Ring 3)</text:p>
      <text:p text:style-name="Standard">Output <text:s/>3 is a channel from 6 to 5 (Ring 6)</text:p>
      <text:p text:style-name="Standard">Output <text:s/>4 is a channel from 6 to 7 (Ring 7)</text:p>
      <text:p text:style-name="Standard">Output <text:s/>5 is a channel from 6 to 10 (Ring 9)</text:p>
      <text:p text:style-name="Standard">Output <text:s/>6 is a channel from 6 to 5 (Ring 10)</text:p>
      <text:p text:style-name="Standard">At router 7 = 7</text:p>
      <text:p text:style-name="Standard">input <text:s text:c="2"/>1 is a channel to 7 to 3 (Ring 2)</text:p>
      <text:p text:style-name="Standard">input <text:s text:c="2"/>2 is a channel to 7 to 3 (Ring 4)</text:p>
      <text:p text:style-name="Standard">input <text:s text:c="2"/>3 is a channel to 7 to 11 (Ring 5)</text:p>
      <text:p text:style-name="Standard">input <text:s text:c="2"/>4 is a channel to 7 to 3 (Ring 6)</text:p>
      <text:p text:style-name="Standard">input <text:s text:c="2"/>5 is a channel to 7 to 6 (Ring 7)</text:p>
      <text:p text:style-name="Standard">Output <text:s/>1 is a channel from 7 to 11 (Ring 2)</text:p>
      <text:p text:style-name="Standard">Output <text:s/>2 is a channel from 7 to 11 (Ring 4)</text:p>
      <text:p text:style-name="Standard">Output <text:s/>3 is a channel from 7 to 3 (Ring 5)</text:p>
      <text:p text:style-name="Standard">Output <text:s/>4 is a channel from 7 to 6 (Ring 6)</text:p>
      <text:p text:style-name="Standard">Output <text:s/>5 is a channel from 7 to 11 (Ring 7)</text:p>
      <text:p text:style-name="Standard">At router 8 = 8</text:p>
      <text:p text:style-name="Standard">input <text:s text:c="2"/>1 is a channel to 8 to 12 (Ring 1)</text:p>
      <text:p text:style-name="Standard">input <text:s text:c="2"/>2 is a channel to 8 to 12 (Ring 3)</text:p>
      <text:p text:style-name="Standard">input <text:s text:c="2"/>3 is a channel to 8 to 4 (Ring 5)</text:p>
      <text:p text:style-name="Standard">input <text:s text:c="2"/>4 is a channel to 8 to 9 (Ring 7)</text:p>
      <text:p text:style-name="Standard">input <text:s text:c="2"/>5 is a channel to 8 to 12 (Ring 8)</text:p>
      <text:p text:style-name="Standard">Output <text:s/>1 is a channel from 8 to 4 (Ring 1)</text:p>
      <text:p text:style-name="Standard">Output <text:s/>2 is a channel from 8 to 4 (Ring 3)</text:p>
      <text:p text:style-name="Standard">Output <text:s/>3 is a channel from 8 to 12 (Ring 5)</text:p>
      <text:p text:style-name="Standard">Output <text:s/>4 is a channel from 8 to 4 (Ring 7)</text:p>
      <text:p text:style-name="Standard">Output <text:s/>5 is a channel from 8 to 9 (Ring 8)</text:p>
      <text:p text:style-name="Standard">At router 9 = 9</text:p>
      <text:p text:style-name="Standard">input <text:s text:c="2"/>1 is a channel to 9 to 5 (Ring 1)</text:p>
      <text:p text:style-name="Standard">input <text:s text:c="2"/>2 is a channel to 9 to 13 (Ring 4)</text:p>
      <text:p text:style-name="Standard">input <text:s text:c="2"/>3 is a channel to 9 to 10 (Ring 7)</text:p>
      <text:p text:style-name="Standard">input <text:s text:c="2"/>4 is a channel to 9 to 8 (Ring 8)</text:p>
      <text:p text:style-name="Standard">input <text:s text:c="2"/>5 is a channel to 9 to 10 (Ring 9)</text:p>
      <text:p text:style-name="Standard">input <text:s text:c="2"/>6 is a channel to 9 to 5 (Ring 10)</text:p>
      <text:p text:style-name="Standard">Output <text:s/>1 is a channel from 9 to 13 (Ring 1)</text:p>
      <text:p text:style-name="Standard">Output <text:s/>2 is a channel from 9 to 5 (Ring 4)</text:p>
      <text:p text:style-name="Standard">Output <text:s/>3 is a channel from 9 to 8 (Ring 7)</text:p>
      <text:p text:style-name="Standard">Output <text:s/>4 is a channel from 9 to 10 (Ring 8)</text:p>
      <text:p text:style-name="Standard">Output <text:s/>5 is a channel from 9 to 5 (Ring 9)</text:p>
      <text:p text:style-name="Standard">Output <text:s/>6 is a channel from 9 to 10 (Ring 10)</text:p>
      <text:p text:style-name="Standard">At router 10 = 10</text:p>
      <text:p text:style-name="Standard"><text:soft-page-break/>input <text:s text:c="2"/>1 is a channel to 10 to 14 (Ring 2)</text:p>
      <text:p text:style-name="Standard">input <text:s text:c="2"/>2 is a channel to 10 to 6 (Ring 3)</text:p>
      <text:p text:style-name="Standard">input <text:s text:c="2"/>3 is a channel to 10 to 11 (Ring 7)</text:p>
      <text:p text:style-name="Standard">input <text:s text:c="2"/>4 is a channel to 10 to 9 (Ring 8)</text:p>
      <text:p text:style-name="Standard">input <text:s text:c="2"/>5 is a channel to 10 to 6 (Ring 9)</text:p>
      <text:p text:style-name="Standard">input <text:s text:c="2"/>6 is a channel to 10 to 9 (Ring 10)</text:p>
      <text:p text:style-name="Standard">Output <text:s/>1 is a channel from 10 to 6 (Ring 2)</text:p>
      <text:p text:style-name="Standard">Output <text:s/>2 is a channel from 10 to 14 (Ring 3)</text:p>
      <text:p text:style-name="Standard">Output <text:s/>3 is a channel from 10 to 9 (Ring 7)</text:p>
      <text:p text:style-name="Standard">Output <text:s/>4 is a channel from 10 to 11 (Ring 8)</text:p>
      <text:p text:style-name="Standard">Output <text:s/>5 is a channel from 10 to 9 (Ring 9)</text:p>
      <text:p text:style-name="Standard">Output <text:s/>6 is a channel from 10 to 6 (Ring 10)</text:p>
      <text:p text:style-name="Standard">At router 11 = 11</text:p>
      <text:p text:style-name="Standard">input <text:s text:c="2"/>1 is a channel to 11 to 7 (Ring 2)</text:p>
      <text:p text:style-name="Standard">input <text:s text:c="2"/>2 is a channel to 11 to 7 (Ring 4)</text:p>
      <text:p text:style-name="Standard">input <text:s text:c="2"/>3 is a channel to 11 to 15 (Ring 5)</text:p>
      <text:p text:style-name="Standard">input <text:s text:c="2"/>4 is a channel to 11 to 7 (Ring 7)</text:p>
      <text:p text:style-name="Standard">input <text:s text:c="2"/>5 is a channel to 11 to 10 (Ring 8)</text:p>
      <text:p text:style-name="Standard">Output <text:s/>1 is a channel from 11 to 15 (Ring 2)</text:p>
      <text:p text:style-name="Standard">Output <text:s/>2 is a channel from 11 to 15 (Ring 4)</text:p>
      <text:p text:style-name="Standard">Output <text:s/>3 is a channel from 11 to 7 (Ring 5)</text:p>
      <text:p text:style-name="Standard">Output <text:s/>4 is a channel from 11 to 10 (Ring 7)</text:p>
      <text:p text:style-name="Standard">Output <text:s/>5 is a channel from 11 to 15 (Ring 8)</text:p>
      <text:p text:style-name="Standard">At router 12 = 12</text:p>
      <text:p text:style-name="Standard">input <text:s text:c="2"/>1 is a channel to 12 to 13 (Ring 1)</text:p>
      <text:p text:style-name="Standard">input <text:s text:c="2"/>2 is a channel to 12 to 13 (Ring 3)</text:p>
      <text:p text:style-name="Standard">input <text:s text:c="2"/>3 is a channel to 12 to 8 (Ring 5)</text:p>
      <text:p text:style-name="Standard">input <text:s text:c="2"/>4 is a channel to 12 to 13 (Ring 8)</text:p>
      <text:p text:style-name="Standard">Output <text:s/>1 is a channel from 12 to 8 (Ring 1)</text:p>
      <text:p text:style-name="Standard">Output <text:s/>2 is a channel from 12 to 8 (Ring 3)</text:p>
      <text:p text:style-name="Standard">Output <text:s/>3 is a channel from 12 to 13 (Ring 5)</text:p>
      <text:p text:style-name="Standard">Output <text:s/>4 is a channel from 12 to 8 (Ring 8)</text:p>
      <text:p text:style-name="Standard">At router 13 = 13</text:p>
      <text:p text:style-name="Standard">input <text:s text:c="2"/>1 is a channel to 13 to 9 (Ring 1)</text:p>
      <text:p text:style-name="Standard">input <text:s text:c="2"/>2 is a channel to 13 to 14 (Ring 3)</text:p>
      <text:p text:style-name="Standard">input <text:s text:c="2"/>3 is a channel to 13 to 14 (Ring 4)</text:p>
      <text:p text:style-name="Standard">input <text:s text:c="2"/>4 is a channel to 13 to 12 (Ring 5)</text:p>
      <text:p text:style-name="Standard">input <text:s text:c="2"/>5 is a channel to 13 to 14 (Ring 8)</text:p>
      <text:p text:style-name="Standard">Output <text:s/>1 is a channel from 13 to 12 (Ring 1)</text:p>
      <text:p text:style-name="Standard">Output <text:s/>2 is a channel from 13 to 12 (Ring 3)</text:p>
      <text:p text:style-name="Standard">Output <text:s/>3 is a channel from 13 to 9 (Ring 4)</text:p>
      <text:p text:style-name="Standard">Output <text:s/>4 is a channel from 13 to 14 (Ring 5)</text:p>
      <text:p text:style-name="Standard">Output <text:s/>5 is a channel from 13 to 12 (Ring 8)</text:p>
      <text:p text:style-name="Standard">At router 14 = 14</text:p>
      <text:p text:style-name="Standard">input <text:s text:c="2"/>1 is a channel to 14 to 15 (Ring 2)</text:p>
      <text:p text:style-name="Standard">input <text:s text:c="2"/>2 is a channel to 14 to 10 (Ring 3)</text:p>
      <text:p text:style-name="Standard">input <text:s text:c="2"/>3 is a channel to 14 to 15 (Ring 4)</text:p>
      <text:p text:style-name="Standard">input <text:s text:c="2"/>4 is a channel to 14 to 13 (Ring 5)</text:p>
      <text:p text:style-name="Standard">input <text:s text:c="2"/>5 is a channel to 14 to 15 (Ring 8)</text:p>
      <text:p text:style-name="Standard">Output <text:s/>1 is a channel from 14 to 10 (Ring 2)</text:p>
      <text:p text:style-name="Standard">Output <text:s/>2 is a channel from 14 to 13 (Ring 3)</text:p>
      <text:p text:style-name="Standard">Output <text:s/>3 is a channel from 14 to 13 (Ring 4)</text:p>
      <text:p text:style-name="Standard"><text:soft-page-break/>Output <text:s/>4 is a channel from 14 to 15 (Ring 5)</text:p>
      <text:p text:style-name="Standard">Output <text:s/>5 is a channel from 14 to 13 (Ring 8)</text:p>
      <text:p text:style-name="Standard">At router 15 = 15</text:p>
      <text:p text:style-name="Standard">input <text:s text:c="2"/>1 is a channel to 15 to 11 (Ring 2)</text:p>
      <text:p text:style-name="Standard">input <text:s text:c="2"/>2 is a channel to 15 to 11 (Ring 4)</text:p>
      <text:p text:style-name="Standard">input <text:s text:c="2"/>3 is a channel to 15 to 14 (Ring 5)</text:p>
      <text:p text:style-name="Standard">input <text:s text:c="2"/>4 is a channel to 15 to 11 (Ring 8)</text:p>
      <text:p text:style-name="Standard">Output <text:s/>1 is a channel from 15 to 14 (Ring 2)</text:p>
      <text:p text:style-name="Standard">Output <text:s/>2 is a channel from 15 to 14 (Ring 4)</text:p>
      <text:p text:style-name="Standard">Output <text:s/>3 is a channel from 15 to 11 (Ring 5)</text:p>
      <text:p text:style-name="Standard">Output <text:s/>4 is a channel from 15 to 14 (Ring 8)</text:p>
      <text:p text:style-name="Standard"/>
      <text:p text:style-name="Standard"/>
      <text:p text:style-name="Standard">==================== <text:s/>{---- END ----} ====================</text:p>
      <text:p text:style-name="Standard"/>
      <text:p text:style-name="Standard"/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Starting Simul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Class 0:</text:p>
      <text:p text:style-name="Standard">Packet latency average = 7.4613</text:p>
      <text:p text:style-name="Standard"><text:tab/>minimum = 1</text:p>
      <text:p text:style-name="Standard"><text:tab/>maximum = 116</text:p>
      <text:p text:style-name="Standard">Network latency average = 5.69956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099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811</text:p>
      <text:p text:style-name="Standard"><text:tab/>minimum = 0.23723 (at node 6)</text:p>
      <text:p text:style-name="Standard"><text:tab/>maximum = 0.24131 (at node 10)</text:p>
      <text:p text:style-name="Standard">Accepted packet rate average = 0.239793</text:p>
      <text:p text:style-name="Standard"><text:tab/>minimum = 0.23802 (at node 1)</text:p>
      <text:p text:style-name="Standard"><text:tab/>maximum = 0.2417 (at node 11)</text:p>
      <text:p text:style-name="Standard">Injected flit rate average = 0.431436</text:p>
      <text:p text:style-name="Standard"><text:tab/>minimum = 0.42516 (at node 5)</text:p>
      <text:p text:style-name="Standard"><text:tab/>maximum = 0.43517 (at node 14)</text:p>
      <text:p text:style-name="Standard">Accepted flit rate average= 0.431409</text:p>
      <text:p text:style-name="Standard"><text:tab/>minimum = 0.42502 (at node 1)</text:p>
      <text:p text:style-name="Standard"><text:tab/>maximum = 0.43815 (at node 13)</text:p>
      <text:p text:style-name="Standard">Injected packet length average = 1.79906</text:p>
      <text:p text:style-name="Standard"><text:soft-page-break/>Accepted packet length average = 1.79909</text:p>
      <text:p text:style-name="Standard">Total in-flight flits = 60 (0 measured)</text:p>
      <text:p text:style-name="Standard">latency change <text:s text:c="3"/>= 1</text:p>
      <text:p text:style-name="Standard">throughput change = 1</text:p>
      <text:p text:style-name="Standard">Class 0:</text:p>
      <text:p text:style-name="Standard">Packet latency average = 7.45064</text:p>
      <text:p text:style-name="Standard"><text:tab/>minimum = 1</text:p>
      <text:p text:style-name="Standard"><text:tab/>maximum = 116</text:p>
      <text:p text:style-name="Standard">Network latency average = 5.70364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954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63</text:p>
      <text:p text:style-name="Standard"><text:tab/>minimum = 0.23806 (at node 1)</text:p>
      <text:p text:style-name="Standard"><text:tab/>maximum = 0.24102 (at node 2)</text:p>
      <text:p text:style-name="Standard">Accepted packet rate average = 0.239654</text:p>
      <text:p text:style-name="Standard"><text:tab/>minimum = 0.238245 (at node 6)</text:p>
      <text:p text:style-name="Standard"><text:tab/>maximum = 0.24172 (at node 7)</text:p>
      <text:p text:style-name="Standard">Injected flit rate average = 0.430954</text:p>
      <text:p text:style-name="Standard"><text:tab/>minimum = 0.42596 (at node 5)</text:p>
      <text:p text:style-name="Standard"><text:tab/>maximum = 0.43559 (at node 8)</text:p>
      <text:p text:style-name="Standard">Accepted flit rate average= 0.430939</text:p>
      <text:p text:style-name="Standard"><text:tab/>minimum = 0.427105 (at node 4)</text:p>
      <text:p text:style-name="Standard"><text:tab/>maximum = 0.43602 (at node 7)</text:p>
      <text:p text:style-name="Standard">Injected packet length average = 1.79816</text:p>
      <text:p text:style-name="Standard">Accepted packet length average = 1.79817</text:p>
      <text:p text:style-name="Standard">Total in-flight flits = 49 (0 measured)</text:p>
      <text:p text:style-name="Standard">latency change <text:s text:c="3"/>= 0.00142991</text:p>
      <text:p text:style-name="Standard">throughput change = 0.00108919</text:p>
      <text:p text:style-name="Standard">Class 0:</text:p>
      <text:p text:style-name="Standard">Packet latency average = 7.47172</text:p>
      <text:p text:style-name="Standard"><text:tab/>minimum = 1</text:p>
      <text:p text:style-name="Standard"><text:tab/>maximum = 74</text:p>
      <text:p text:style-name="Standard">Network latency average = 5.69974</text:p>
      <text:p text:style-name="Standard"><text:tab/>minimum = 1</text:p>
      <text:p text:style-name="Standard"><text:tab/>maximum = 41</text:p>
      <text:p text:style-name="Standard">Slowest packet = 767300</text:p>
      <text:p text:style-name="Standard">Flit latency average = 4.91095</text:p>
      <text:p text:style-name="Standard"><text:tab/>minimum = 1</text:p>
      <text:p text:style-name="Standard"><text:tab/>maximum = 40</text:p>
      <text:p text:style-name="Standard">Slowest flit = 2002582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344</text:p>
      <text:p text:style-name="Standard"><text:soft-page-break/><text:tab/>minimum = 0.23876 (at node 14)</text:p>
      <text:p text:style-name="Standard"><text:tab/>maximum = 0.24375 (at node 6)</text:p>
      <text:p text:style-name="Standard">Accepted packet rate average = 0.240344</text:p>
      <text:p text:style-name="Standard"><text:tab/>minimum = 0.23699 (at node 2)</text:p>
      <text:p text:style-name="Standard"><text:tab/>maximum = 0.24538 (at node 15)</text:p>
      <text:p text:style-name="Standard">Injected flit rate average = 0.432884</text:p>
      <text:p text:style-name="Standard"><text:tab/>minimum = 0.42588 (at node 14)</text:p>
      <text:p text:style-name="Standard"><text:tab/>maximum = 0.44223 (at node 6)</text:p>
      <text:p text:style-name="Standard">Accepted flit rate average= 0.43288</text:p>
      <text:p text:style-name="Standard"><text:tab/>minimum = 0.42745 (at node 13)</text:p>
      <text:p text:style-name="Standard"><text:tab/>maximum = 0.44638 (at node 15)</text:p>
      <text:p text:style-name="Standard">Injected packet length average = 1.8011</text:p>
      <text:p text:style-name="Standard">Accepted packet length average = 1.80108</text:p>
      <text:p text:style-name="Standard">Total in-flight flits = 56 (0 measured)</text:p>
      <text:p text:style-name="Standard">latency change <text:s text:c="3"/>= 0.00282051</text:p>
      <text:p text:style-name="Standard">throughput change = 0.00448306</text:p>
      <text:p text:style-name="Standard">Warmed up ...Time used is 300000 cycles</text:p>
      <text:p text:style-name="Standard">Class 0:</text:p>
      <text:p text:style-name="Standard">Packet latency average = 7.45918</text:p>
      <text:p text:style-name="Standard"><text:tab/>minimum = 1</text:p>
      <text:p text:style-name="Standard"><text:tab/>maximum = 84</text:p>
      <text:p text:style-name="Standard">Network latency average = 5.71041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865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86</text:p>
      <text:p text:style-name="Standard"><text:tab/>minimum = 0.23671 (at node 15)</text:p>
      <text:p text:style-name="Standard"><text:tab/>maximum = 0.24175 (at node 8)</text:p>
      <text:p text:style-name="Standard">Accepted packet rate average = 0.239677</text:p>
      <text:p text:style-name="Standard"><text:tab/>minimum = 0.2369 (at node 12)</text:p>
      <text:p text:style-name="Standard"><text:tab/>maximum = 0.24299 (at node 13)</text:p>
      <text:p text:style-name="Standard">Injected flit rate average = 0.431334</text:p>
      <text:p text:style-name="Standard"><text:tab/>minimum = 0.42388 (at node 2)</text:p>
      <text:p text:style-name="Standard"><text:tab/>maximum = 0.43647 (at node 8)</text:p>
      <text:p text:style-name="Standard">Accepted flit rate average= 0.431308</text:p>
      <text:p text:style-name="Standard"><text:tab/>minimum = 0.42422 (at node 12)</text:p>
      <text:p text:style-name="Standard"><text:tab/>maximum = 0.43695 (at node 13)</text:p>
      <text:p text:style-name="Standard">Injected packet length average = 1.79958</text:p>
      <text:p text:style-name="Standard">Accepted packet length average = 1.79954</text:p>
      <text:p text:style-name="Standard">Total in-flight flits = 101 (101 measured)</text:p>
      <text:p text:style-name="Standard">latency change <text:s text:c="3"/>= 0.00168064</text:p>
      <text:p text:style-name="Standard">throughput change = 0.00364444</text:p>
      <text:p text:style-name="Standard">Class 0:</text:p>
      <text:p text:style-name="Standard">Packet latency average = 7.47637</text:p>
      <text:p text:style-name="Standard"><text:tab/>minimum = 1</text:p>
      <text:p text:style-name="Standard"><text:soft-page-break/><text:tab/>maximum = 84</text:p>
      <text:p text:style-name="Standard">Network latency average = 5.70892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744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179</text:p>
      <text:p text:style-name="Standard"><text:tab/>minimum = 0.239015 (at node 2)</text:p>
      <text:p text:style-name="Standard"><text:tab/>maximum = 0.241915 (at node 13)</text:p>
      <text:p text:style-name="Standard">Accepted packet rate average = 0.240179</text:p>
      <text:p text:style-name="Standard"><text:tab/>minimum = 0.237715 (at node 0)</text:p>
      <text:p text:style-name="Standard"><text:tab/>maximum = 0.242395 (at node 5)</text:p>
      <text:p text:style-name="Standard">Injected flit rate average = 0.432116</text:p>
      <text:p text:style-name="Standard"><text:tab/>minimum = 0.427895 (at node 4)</text:p>
      <text:p text:style-name="Standard"><text:tab/>maximum = 0.437455 (at node 13)</text:p>
      <text:p text:style-name="Standard">Accepted flit rate average= 0.432118</text:p>
      <text:p text:style-name="Standard"><text:tab/>minimum = 0.423995 (at node 0)</text:p>
      <text:p text:style-name="Standard"><text:tab/>maximum = 0.435935 (at node 5)</text:p>
      <text:p text:style-name="Standard">Injected packet length average = 1.79914</text:p>
      <text:p text:style-name="Standard">Accepted packet length average = 1.79915</text:p>
      <text:p text:style-name="Standard">Total in-flight flits = 60 (60 measured)</text:p>
      <text:p text:style-name="Standard">latency change <text:s text:c="3"/>= 0.00229864</text:p>
      <text:p text:style-name="Standard">throughput change = 0.00187377</text:p>
      <text:p text:style-name="Standard">Class 0:</text:p>
      <text:p text:style-name="Standard">Packet latency average = 7.43886</text:p>
      <text:p text:style-name="Standard"><text:tab/>minimum = 1</text:p>
      <text:p text:style-name="Standard"><text:tab/>maximum = 84</text:p>
      <text:p text:style-name="Standard">Network latency average = 5.70049</text:p>
      <text:p text:style-name="Standard"><text:tab/>minimum = 1</text:p>
      <text:p text:style-name="Standard"><text:tab/>maximum = 46</text:p>
      <text:p text:style-name="Standard">Slowest packet = 1151754</text:p>
      <text:p text:style-name="Standard">Flit latency average = 4.91757</text:p>
      <text:p text:style-name="Standard"><text:tab/>minimum = 1</text:p>
      <text:p text:style-name="Standard"><text:tab/>maximum = 46</text:p>
      <text:p text:style-name="Standard">Slowest flit = 4104614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03</text:p>
      <text:p text:style-name="Standard"><text:tab/>minimum = 0.238893 (at node 6)</text:p>
      <text:p text:style-name="Standard"><text:tab/>maximum = 0.242187 (at node 8)</text:p>
      <text:p text:style-name="Standard">Accepted packet rate average = 0.240031</text:p>
      <text:p text:style-name="Standard"><text:tab/>minimum = 0.23827 (at node 14)</text:p>
      <text:p text:style-name="Standard"><text:tab/>maximum = 0.241723 (at node 5)</text:p>
      <text:p text:style-name="Standard">Injected flit rate average = 0.43155</text:p>
      <text:p text:style-name="Standard"><text:tab/>minimum = 0.427747 (at node 4)</text:p>
      <text:p text:style-name="Standard"><text:soft-page-break/><text:tab/>maximum = 0.436627 (at node 8)</text:p>
      <text:p text:style-name="Standard">Accepted flit rate average= 0.431552</text:p>
      <text:p text:style-name="Standard"><text:tab/>minimum = 0.427083 (at node 14)</text:p>
      <text:p text:style-name="Standard"><text:tab/>maximum = 0.43452 (at node 2)</text:p>
      <text:p text:style-name="Standard">Injected packet length average = 1.7979</text:p>
      <text:p text:style-name="Standard">Accepted packet length average = 1.79791</text:p>
      <text:p text:style-name="Standard">Total in-flight flits = 46 (46 measured)</text:p>
      <text:p text:style-name="Standard">latency change <text:s text:c="3"/>= 0.00504286</text:p>
      <text:p text:style-name="Standard">throughput change = 0.00131043</text:p>
      <text:p text:style-name="Standard">Draining all recorded packets ...</text:p>
      <text:p text:style-name="Standard">Draining remaining packets ...</text:p>
      <text:p text:style-name="Standard">Time taken is 600044 cycles</text:p>
      <text:p text:style-name="Standard">====== Overall Traffic Statistics ======</text:p>
      <text:p text:style-name="Standard">====== Traffic class 0 ======</text:p>
      <text:p text:style-name="Standard">Packet latency average = 7.43885 (1 samples)</text:p>
      <text:p text:style-name="Standard"><text:tab/>minimum = 1 (1 samples)</text:p>
      <text:p text:style-name="Standard"><text:tab/>maximum = 84 (1 samples)</text:p>
      <text:p text:style-name="Standard">Network latency average = 5.7005 (1 samples)</text:p>
      <text:p text:style-name="Standard"><text:tab/>minimum = 1 (1 samples)</text:p>
      <text:p text:style-name="Standard"><text:tab/>maximum = 46 (1 samples)</text:p>
      <text:p text:style-name="Standard">Flit latency average = 4.91755 (1 samples)</text:p>
      <text:p text:style-name="Standard"><text:tab/>minimum = 1 (1 samples)</text:p>
      <text:p text:style-name="Standard"><text:tab/>maximum = 46 (1 samples)</text:p>
      <text:p text:style-name="Standard">Fragmentation average = 0 (1 samples)</text:p>
      <text:p text:style-name="Standard"><text:tab/>minimum = 0 (1 samples)</text:p>
      <text:p text:style-name="Standard"><text:tab/>maximum = 0 (1 samples)</text:p>
      <text:p text:style-name="Standard">Injected packet rate average = 0.24003 (1 samples)</text:p>
      <text:p text:style-name="Standard"><text:tab/>minimum = 0.238893 (1 samples)</text:p>
      <text:p text:style-name="Standard"><text:tab/>maximum = 0.242187 (1 samples)</text:p>
      <text:p text:style-name="Standard">Accepted packet rate average = 0.240031 (1 samples)</text:p>
      <text:p text:style-name="Standard"><text:tab/>minimum = 0.23827 (1 samples)</text:p>
      <text:p text:style-name="Standard"><text:tab/>maximum = 0.241723 (1 samples)</text:p>
      <text:p text:style-name="Standard">Injected flit rate average = 0.43155 (1 samples)</text:p>
      <text:p text:style-name="Standard"><text:tab/>minimum = 0.427747 (1 samples)</text:p>
      <text:p text:style-name="Standard"><text:tab/>maximum = 0.436627 (1 samples)</text:p>
      <text:p text:style-name="Standard">Accepted flit rate average = 0.431552 (1 samples)</text:p>
      <text:p text:style-name="Standard"><text:tab/>minimum = 0.427083 (1 samples)</text:p>
      <text:p text:style-name="Standard"><text:tab/>maximum = 0.43452 (1 samples)</text:p>
      <text:p text:style-name="Standard">Injected packet size average = 1.7979 (1 samples)</text:p>
      <text:p text:style-name="Standard">Accepted packet size average = 1.79791 (1 samples)</text:p>
      <text:p text:style-name="Standard">Hops average = 5.24839 (1 samples)</text:p>
      <text:p text:style-name="Standard">Total run time 10.6198</text:p>
      <text:p text:style-name="Standard"/>
      <text:p text:style-name="Standard"><draw:frame draw:style-name="fr1" draw:name="Image1" text:anchor-type="char" svg:width="6.6929in" svg:height="4.3264in" draw:z-index="0"><draw:image xlink:href="Pictures/1000000100000D80000008BA9C4E95605209A35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8:18:55.830255631</meta:creation-date>
    <dc:date>2022-11-07T20:00:57.834393588</dc:date>
    <meta:editing-duration>PT3M31S</meta:editing-duration>
    <meta:editing-cycles>3</meta:editing-cycles>
    <meta:generator>LibreOffice/7.3.6.2$Linux_AARCH64 LibreOffice_project/30$Build-2</meta:generator>
    <meta:document-statistic meta:table-count="0" meta:image-count="1" meta:object-count="0" meta:page-count="11" meta:paragraph-count="489" meta:word-count="3381" meta:character-count="15917" meta:non-whitespace-character-count="12634"/>
  </office:meta>
</office:document-meta>
</file>